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svg:stroke-width="0.711cm" draw:marker-start-width="1.261cm" draw:marker-end="Arrow" draw:marker-end-width="1.361cm" draw:fill="solid" draw:fill-color="#ffffff" draw:textarea-horizontal-align="center" draw:textarea-vertical-align="middle" fo:padding-top="0.475cm" fo:padding-bottom="0.475cm" fo:padding-left="0.6cm" fo:padding-right="0.6cm"/>
    </style:style>
    <style:style style:name="gr3" style:family="graphic" style:parent-style-name="standard">
      <style:graphic-properties draw:fill="solid" draw:fill-color="#ffffff" draw:textarea-horizontal-align="justify" draw:textarea-vertical-align="middle" draw:auto-grow-height="false" fo:min-height="0cm" fo:min-width="0cm" fo:wrap-option="no-wrap"/>
    </style:style>
    <style:style style:name="gr4" style:family="graphic" style:parent-style-name="standard">
      <style:graphic-properties draw:fill="solid" draw:fill-color="#ff3366" draw:textarea-horizontal-align="justify" draw:textarea-vertical-align="middle" draw:auto-grow-height="false"/>
    </style:style>
    <style:style style:name="gr5" style:family="graphic" style:parent-style-name="standard">
      <style:graphic-properties draw:fill="solid" draw:fill-color="#ffff00"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size="18pt" style:font-size-asian="18pt" style:font-size-complex="18pt"/>
    </style:style>
    <style:style style:name="T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73cm" svg:height="3.934cm" svg:x="4.913cm" svg:y="1cm">
          <text:p text:style-name="P1"><text:span text:style-name="T1">uv_write(some_callback)</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8.195cm" svg:height="6.883cm" svg:x="6.552cm" svg:y="6.901cm">
          <text:p text:style-name="P1">Garbage</text:p>
          <text:p text:style-name="P1">Collection</text:p>
          <text:p text:style-name="P1">Run</text:p>
          <draw:enhanced-geometry svg:viewBox="0 0 21600 21600" draw:glue-points="10800 0 2160 10800 10800 21600 19440 10800" draw:text-areas="4350 0 17250 21600" draw:type="flowchart-manual-operation" draw:enhanced-path="M 0 0 L 21600 0 17250 21600 4350 21600 0 0 Z N"/>
        </draw:custom-shape>
        <draw:line draw:style-name="gr2" draw:text-style-name="P1" draw:layer="layout" svg:x1="1.635cm" svg:y1="1cm" svg:x2="1.635cm" svg:y2="19.685cm">
          <text:p/>
        </draw:line>
        <draw:custom-shape draw:style-name="gr1" draw:text-style-name="P2" draw:layer="layout" svg:width="11.473cm" svg:height="3.934cm" svg:x="4.913cm" svg:y="15.751cm">
          <text:p text:style-name="P1"><text:span text:style-name="T1">some_callback() ran</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556cm" svg:height="3.934cm" svg:x="18.844cm" svg:y="1.983cm">
          <text:p text:style-name="P1"><text:s/>Contex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6.556cm" svg:height="3.934cm" svg:x="18.844cm" svg:y="8.867cm">
          <text:p text:style-name="P1"><text:s/>Contex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6.556cm" svg:height="3.934cm" svg:x="18.844cm" svg:y="8.86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5" draw:text-style-name="P1" draw:layer="layout" svg:width="7.253cm" svg:height="4.917cm" svg:x="18.147cm" svg:y="14.76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6-28T01:03:08</meta:creation-date>
    <dc:date>2012-06-28T01:16:10</dc:date>
    <meta:editing-duration>PT11M34S</meta:editing-duration>
    <meta:editing-cycles>5</meta:editing-cycles>
    <meta:generator>LibreOffice/3.3$Unix LibreOffice_project/330m19$Build-8</meta:generator>
    <meta:document-statistic meta:object-count="8"/>
  </office:meta>
</office:document-meta>
</file>